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32pt" officeooo:rsid="000bd27e" officeooo:paragraph-rsid="000bd27e" style:font-size-asian="28pt" style:font-size-complex="32pt"/>
    </style:style>
    <style:style style:name="P2" style:family="paragraph" style:parent-style-name="Standard">
      <style:text-properties fo:color="#000000" fo:font-size="32pt" style:text-underline-style="solid" style:text-underline-width="auto" style:text-underline-color="font-color" officeooo:rsid="000c40b4" officeooo:paragraph-rsid="000c40b4" style:font-size-asian="28pt" style:font-size-complex="32pt"/>
    </style:style>
    <style:style style:name="P3" style:family="paragraph" style:parent-style-name="Standard">
      <style:text-properties fo:color="#000000" fo:font-size="16pt" style:text-underline-style="none" officeooo:rsid="000c40b4" officeooo:paragraph-rsid="000c40b4" style:font-size-asian="14pt" style:font-size-complex="16pt"/>
    </style:style>
    <style:style style:name="P4" style:family="paragraph" style:parent-style-name="Standard">
      <style:text-properties fo:color="#000000" fo:font-size="16pt" style:text-underline-style="none" officeooo:rsid="000ddb7c" officeooo:paragraph-rsid="000ddb7c" style:font-size-asian="14pt" style:font-size-complex="16pt"/>
    </style:style>
    <style:style style:name="P5" style:family="paragraph" style:parent-style-name="Standard">
      <style:text-properties fo:color="#000000" fo:font-size="16pt" style:text-underline-style="none" officeooo:rsid="000fb2cb" officeooo:paragraph-rsid="000fb2cb" style:font-size-asian="14pt" style:font-size-complex="16pt"/>
    </style:style>
    <style:style style:name="P6" style:family="paragraph" style:parent-style-name="Standard">
      <style:text-properties fo:color="#000000" fo:font-size="16pt" style:text-underline-style="none" officeooo:rsid="00119dff" officeooo:paragraph-rsid="00119dff" style:font-size-asian="14pt" style:font-size-complex="16pt"/>
    </style:style>
    <style:style style:name="P7" style:family="paragraph" style:parent-style-name="Standard">
      <style:text-properties fo:color="#000000" fo:font-size="16pt" style:text-underline-style="none" officeooo:rsid="0013966d" officeooo:paragraph-rsid="0013966d" style:font-size-asian="14pt" style:font-size-complex="16pt"/>
    </style:style>
    <style:style style:name="P8" style:family="paragraph" style:parent-style-name="Standard">
      <style:text-properties fo:color="#000000" fo:font-size="16pt" style:text-underline-style="none" officeooo:rsid="001503cd" officeooo:paragraph-rsid="001503cd" style:font-size-asian="14pt" style:font-size-complex="16pt"/>
    </style:style>
    <style:style style:name="P9" style:family="paragraph" style:parent-style-name="Standard">
      <style:text-properties fo:color="#000000" fo:font-size="16pt" fo:language="es" fo:country="ES" style:text-underline-style="none" officeooo:rsid="0015a20f" officeooo:paragraph-rsid="0015a20f" style:font-size-asian="14pt" style:font-size-complex="16pt"/>
    </style:style>
    <style:style style:name="P10" style:family="paragraph" style:parent-style-name="Standard">
      <style:text-properties fo:color="#000000" fo:font-size="16pt" fo:language="es" fo:country="ES" style:text-underline-style="none" officeooo:rsid="0016c787" officeooo:paragraph-rsid="0016c787" style:font-size-asian="14pt" style:font-size-complex="16pt"/>
    </style:style>
    <style:style style:name="P11" style:family="paragraph" style:parent-style-name="Standard">
      <style:text-properties fo:color="#000000" style:text-line-through-style="none" style:text-line-through-type="none" fo:font-size="16pt" style:text-underline-style="none" officeooo:rsid="000c40b4" officeooo:paragraph-rsid="000c40b4" style:font-size-asian="14pt" style:font-size-complex="16pt"/>
    </style:style>
    <style:style style:name="P12" style:family="paragraph" style:parent-style-name="Standard">
      <style:text-properties fo:color="#c9211e" fo:font-size="32pt" officeooo:rsid="00154a6c" officeooo:paragraph-rsid="00154a6c" style:font-size-asian="28pt" style:font-size-complex="32pt"/>
    </style:style>
    <style:style style:name="P13" style:family="paragraph" style:parent-style-name="Standard">
      <style:text-properties fo:color="#c9211e" fo:font-size="16pt" officeooo:rsid="000bd27e" officeooo:paragraph-rsid="000bd27e" style:font-size-asian="14pt" style:font-size-complex="16pt"/>
    </style:style>
    <style:style style:name="P14" style:family="paragraph" style:parent-style-name="Standard">
      <style:text-properties fo:color="#000000" fo:font-size="16pt" fo:language="es" fo:country="ES" style:text-underline-style="none" officeooo:rsid="0016c787" officeooo:paragraph-rsid="0016c787" style:font-size-asian="14pt" style:font-size-complex="16pt"/>
    </style:style>
    <style:style style:name="P15" style:family="paragraph" style:parent-style-name="Standard">
      <style:text-properties fo:color="#000000" fo:font-size="16pt" fo:language="es" fo:country="ES" style:text-underline-style="none" officeooo:rsid="001a7c83" officeooo:paragraph-rsid="001a7c83" style:font-size-asian="14pt" style:font-size-complex="16pt"/>
    </style:style>
    <style:style style:name="T1" style:family="text">
      <style:text-properties fo:font-size="16pt" style:font-size-asian="14pt" style:font-size-complex="16pt"/>
    </style:style>
    <style:style style:name="T2" style:family="text">
      <style:text-properties fo:font-size="16pt" style:text-underline-style="none" style:font-size-asian="14pt" style:font-size-complex="16pt"/>
    </style:style>
    <style:style style:name="T3" style:family="text">
      <style:text-properties fo:font-size="16pt" fo:language="fr" fo:country="FR" style:text-underline-style="none" style:font-size-asian="14pt" style:font-size-complex="16pt"/>
    </style:style>
    <style:style style:name="T4" style:family="text">
      <style:text-properties fo:font-size="16pt" fo:language="es" fo:country="ES" style:text-underline-style="none" style:font-size-asian="14pt" style:font-size-complex="16pt"/>
    </style:style>
    <style:style style:name="T5" style:family="text">
      <style:text-properties fo:color="#c9211e"/>
    </style:style>
    <style:style style:name="T6" style:family="text">
      <style:text-properties fo:color="#c9211e" officeooo:rsid="0017cc6d"/>
    </style:style>
    <style:style style:name="T7" style:family="text">
      <style:text-properties fo:language="fr" fo:country="FR"/>
    </style:style>
    <style:style style:name="T8" style:family="text">
      <style:text-properties officeooo:rsid="0017cc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6"/><text:span text:style-name="T5">Remediation Informatique</text:span></text:p>
      <text:p text:style-name="P13"/>
      <text:p text:style-name="P2"><text:span text:style-name="T1">Avant TD Algo 1</text:span><text:span text:style-name="T2"> <text:s text:c="43"/></text:span></text:p>
      <text:p text:style-name="P3"/>
      <text:p text:style-name="P3">-Faire TD <text:s text:c="52"/></text:p>
      <text:p text:style-name="P11">-Repris le cours <text:s text:c="42"/></text:p>
      <text:p text:style-name="P3"><text:s text:c="5"/>→lire</text:p>
      <text:p text:style-name="P3"><text:s text:c="5"/>→refaire les exemples </text:p>
      <text:p text:style-name="P3"><text:s text:c="15"/>→relu</text:p>
      <text:p text:style-name="P3"><text:s text:c="15"/>→refaire <text:s/>a la main</text:p>
      <text:p text:style-name="P3">-Travail tout seul (avec telephone)</text:p>
      <text:p text:style-name="P3"/>
      <text:p text:style-name="P3"/>
      <text:p text:style-name="P4">Avoir bien compris son cour c’est pouvoir faire les exercices (rapidement).</text:p>
      <text:p text:style-name="P4">Travailler son cours et exos puis dans le cour poser les questions</text:p>
      <text:p text:style-name="P4"/>
      <text:p text:style-name="P4">Dans l’idee:</text:p>
      <text:p text:style-name="P4"/>
      <text:p text:style-name="P4">-Repris le TD precedent:</text:p>
      <text:p text:style-name="P4"><text:s text:c="11"/>→savoir refaire</text:p>
      <text:p text:style-name="P4"/>
      <text:p text:style-name="P5">Avant le CM:</text:p>
      <text:p text:style-name="P5"/>
      <text:p text:style-name="P5">→Relire 30 min</text:p>
      <text:p text:style-name="P5"><text:s text:c="7"/>→refaire les exercices (soyez curieux changer aussi <text:s/>les donner pour voir ce qui se passe.)</text:p>
      <text:p text:style-name="P5"><text:s text:c="7"/>→Definitions apprendre 20 min</text:p>
      <text:p text:style-name="P4"/>
      <text:p text:style-name="P5">le but CM 1h30 ou fait etre frai pour reccolecter le + d’info possible.</text:p>
      <text:p text:style-name="P5"/>
      <text:p text:style-name="P5">Prepare des questions et les poser</text:p>
      <text:p text:style-name="P5"/>
      <text:p text:style-name="P6">Faut qu’a chaque fin de semaine avant le dernier CM de la matiere faut avoir acquis le cours et le comprendre et savoir reprendre et faire les exos rapidement et les comprendrent afin de restter a jour. </text:p>
      <text:p text:style-name="P6"/>
      <text:p text:style-name="P6">DEJATE 1 DIA DE DESCANSO 24H </text:p>
      <text:p text:style-name="P6"/>
      <text:p text:style-name="P7"><text:soft-page-break/>APRECIA EL TRABAJO EN GRUPO eso ayudara a entender todo. Recuerda entiendes algo cuando puedes explicarselo a un tercero.</text:p>
      <text:p text:style-name="P7"/>
      <text:p text:style-name="P8">Sur moodle tu peut trouver des conseils qui t’aideron a reduire le temps de travail et que ca soit + efficace qu’avant.</text:p>
      <text:p text:style-name="P8"/>
      <text:p text:style-name="P8">Faire Quiz ,preparer son emploi du temps</text:p>
      <text:p text:style-name="P8"/>
      <text:p text:style-name="P12"><text:span text:style-name="T2">Licence 1 MCC la ca explique comment tt les cours vont etre deroul</text:span><text:span text:style-name="T3">é</text:span><text:span text:style-name="T4">e</text:span></text:p>
      <text:p text:style-name="P9"/>
      <text:p text:style-name="P9"/>
      <text:p text:style-name="P10">Definition d’une variable:</text:p>
      <text:p text:style-name="P10"/>
      <text:p text:style-name="P10">-Une variable est un une donn<text:span text:style-name="T7">é</text:span>e a laquelle on <text:span text:style-name="T8">doit</text:span> lui donner un nom, un type de signe, une valeur </text:p>
      <text:p text:style-name="P10"/>
      <text:p text:style-name="P10">-Les etapes sont: lecture du clavier, calcul des valeurs puis affichage des valeurs. <text:span text:style-name="T6">(non, les etapes sont faire un brouillon, apres mettre le brouillon au propre et puis traduire dans le langage qu’on va utilise</text:span></text:p>
      <text:p text:style-name="P10"/>
      <text:p text:style-name="P10">- La structure de controle est une instruction qui permet de verifier des conditions puis ordonner des instructions selon les conditions verifi<text:span text:style-name="T7">é</text:span>e</text:p>
      <text:p text:style-name="P10"/>
      <text:p text:style-name="P15">Definition Bases de raisonnement:</text:p>
      <text:p text:style-name="P15"/>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9-18T11:07:39.664000000</meta:creation-date>
    <dc:date>2023-10-03T09:48:39.296000000</dc:date>
    <meta:editing-duration>PT1H19M48S</meta:editing-duration>
    <meta:editing-cycles>9</meta:editing-cycles>
    <meta:generator>LibreOffice/6.3.5.2$Windows_X86_64 LibreOffice_project/dd0751754f11728f69b42ee2af66670068624673</meta:generator>
    <meta:document-statistic meta:table-count="0" meta:image-count="0" meta:object-count="0" meta:page-count="2" meta:paragraph-count="31" meta:word-count="289" meta:character-count="1899" meta:non-whitespace-character-count="1424"/>
  </office:meta>
</office:document-meta>
</file>